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fol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95">
            <text:p>895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05">
            <text:p>705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43">
            <text:p>1143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575">
            <text:p>3575</text:p>
          </table:table-cell>
          <table:table-cell table:style-name="ce22" office:value-type="float" office:value="287">
            <text:p>28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106">
            <text:p>10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45">
            <text:p>114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3">
            <text:p>9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027">
            <text:p>4027</text:p>
          </table:table-cell>
          <table:table-cell table:style-name="ce22" office:value-type="float" office:value="2559">
            <text:p>255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832">
            <text:p>7832</text:p>
          </table:table-cell>
          <table:table-cell table:style-name="ce22" office:value-type="float" office:value="2850">
            <text:p>285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407">
            <text:p>11407</text:p>
          </table:table-cell>
          <table:table-cell table:style-name="ce22" office:value-type="float" office:value="3137">
            <text:p>313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